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9102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47"/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table:number-columns-repeated="7"/>
        </table:table-row>
      </table:table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ce60"/>
        <table:table-column table:style-name="co10" table:number-columns-repeated="2" table:default-cell-style-name="ce60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ce60"/>
        <table:table-column table:style-name="co10" table:number-columns-repeated="2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0" table:number-columns-repeated="4" table:default-cell-style-name="ce60"/>
        <table:table-column table:style-name="co10" table:number-columns-repeated="4" table:default-cell-style-name="Default"/>
        <table:table-column table:style-name="co10" table:number-columns-repeated="4" table:default-cell-style-name="ce60"/>
        <table:table-column table:style-name="co11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09:11:53.765373884</dc:date>
    <meta:editing-duration>PT3H53M11S</meta:editing-duration>
    <meta:editing-cycles>52</meta:editing-cycles>
    <meta:generator>LibreOffice/7.3.7.2$Linux_X86_64 LibreOffice_project/30$Build-2</meta:generator>
    <meta:document-statistic meta:table-count="2" meta:cell-count="930" meta:object-count="0"/>
  </office:meta>
</office:document-meta>
</file>